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1" style:family="text">
      <style:text-properties fo:letter-spacing="-0.004cm"/>
    </style:style>
    <style:style style:name="T2" style:family="text">
      <style:text-properties fo:letter-spacing="-0.011cm"/>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Bare_20_Title" text:outline-level="1"><draw:frame draw:style-name="fr1" draw:name="graphics2" text:anchor-type="char" svg:width="16.619cm" svg:height="5.122cm" draw:z-index="0"><draw:image xlink:href="../Discordians_Title_Backdrop.png" xlink:type="simple" xlink:show="embed" xlink:actuate="onLoad"/></draw:frame><text:toc-mark-start text:id="IMark351620624" text:outline-level="1"/>Introduction<text:toc-mark-end text:id="IMark351620624"/></text:h>
      <text:section text:style-name="Sect1" text:name="Section1">
        <text:p text:style-name="Text_20_body">You hold in your hands one of the Great Books of ancient mythic para-history fnord. <text:s/>This document describes the background, powers and context of the Exalted of Eris, goddess of discord. <text:s/>They have appeared in Creation and other realms in the most recent centuries of the Time of Tumult, and the few existing powers who have pieced together some evidence about them can’t quite work out what they’re up to. <text:s/>Perhaps you can …</text:p>
        <text:h text:style-name="Heading_20_2" text:outline-level="2">How to Use This Book</text:h>
        <text:p text:style-name="Text_20_body"><text:span text:style-name="Inline_20_Heading"><text:span text:style-name="T2">The Manual of Exalted Power—The Discordians</text:span></text:span> is an extension of White Wolf’s Exalted game, providing rules and background information to run stories featuring the mysterious Chosen of Eris, be they as player characters or antagonists. <text:s/>This is not a complete game by itself: you’ll need to consult the <text:span text:style-name="Placeholder">Exalted</text:span> core book to play. <text:s/>The book’s contents are as follows:</text:p>
        <text:p text:style-name="Text_20_body_20_out-dent"><text:span text:style-name="Inline_20_Heading">Chapter One: Eris Discordia</text:span></text:p>
        <text:p text:style-name="Text_20_body">This chapter describes how the “lucky few” are Chosen by Eris to do her work, and how the process of their Exaltation functions. <text:s/>It reveals details—some of which may even be correct—about some of their power groups in various realms of existence. <text:s/>It also sheds some light on the origins and motivations of Eris Herself.</text:p>
        <text:p text:style-name="Text_20_body_20_out-dent"><text:span text:style-name="Inline_20_Heading">Chapter Two: Character Creation</text:span></text:p>
        <text:p text:style-name="Text_20_body">This chapter contains the rules for generating a Discordian character.</text:p>
        <text:p text:style-name="Text_20_body_20_out-dent"><text:span text:style-name="Inline_20_Heading">Chapter Three: Traits</text:span></text:p>
        <text:p text:style-name="Text_20_body">This section explains how standard <text:span text:style-name="Placeholder">Exalted</text:span> traits apply to Erisian Exalts, and details their unique features.</text:p>
        <text:p text:style-name="Text_20_body_20_out-dent"><text:span text:style-name="Inline_20_Heading">Chapter Four: Charms</text:span></text:p>
        <text:p text:style-name="Text_20_body">Here you can read the juicy details of the mystical Charms with which the Discordians find themselves equipped. </text:p>
        <text:p text:style-name="Text_20_body_20_out-dent"><text:span text:style-name="Inline_20_Heading">Chapter Five: Numerology</text:span></text:p>
        <text:p text:style-name="Text_20_body">This chapter details the Discordians’ ability to bend the rules of reality around them, in small but effective ways, by sheer force of will.</text:p>
        <text:p text:style-name="Text_20_body_20_out-dent"><text:span text:style-name="Inline_20_Heading">Chapter Six: Storytelling</text:span></text:p>
        <text:p text:style-name="Text_20_body">As ever, this chapter gives suggestions on how a Storyteller can run a Discordian story, or fit them into a tale featuring or focussing on some of the other types of Exalted.</text:p>
        <text:p text:style-name="Text_20_body_20_out-dent"><text:span text:style-name="Inline_20_Heading">Chapter Seven: Characters</text:span></text:p>
        <text:p text:style-name="Text_20_body">Although the Children of Eris are relative newcomers to Creation, they have already spread their tendrils wide. <text:s/>Discordians both wizened and green are introduced here, as examples or ready-made antagonists.</text:p>
        <text:p text:style-name="Text_20_body_20_out-dent"><text:span text:style-name="Inline_20_Heading">Chapter Eight: Panoply</text:span></text:p>
        <text:p text:style-name="Text_20_body">Lastly, no foray into the worlds of the Exalted would be complete without some strange and wonderful toys. <text:s/>Find here some crafted for and by the Children.</text:p>
        <text:h text:style-name="Heading_20_2" text:outline-level="2">Lexicon</text:h>
        <text:p text:style-name="TODO">[TODO …</text:p>
        <text:p text:style-name="TODO">Apple Corps</text:p>
        <text:p text:style-name="TODO">cabal</text:p>
        <text:p text:style-name="TODO">Children of Eris</text:p>
        <text:p text:style-name="TODO">Discordians</text:p>
        <text:p text:style-name="TODO">Eris</text:p>
        <text:p text:style-name="TODO">Hodge</text:p>
        <text:p text:style-name="TODO">Numerology</text:p>
        <text:p text:style-name="TODO">pineal gland</text:p>
        <text:p text:style-name="TODO">Podge</text:p>
        <text:p text:style-name="TODO">Sacred Chao</text:p>
        <text:p text:style-name="TODO">]</text:p>
        <text:h text:style-name="Heading_20_2" text:outline-level="2">Suggested Resources</text:h>
        <text:p text:style-name="TODO">TODO: Add some inspirations and resources, partly so the Storytelling chapter can refer to them.</text:p>
        <text:p text:style-name="TODO">Principia Discordia – ??</text:p>
        <text:p text:style-name="TODO">The Illuminatus Trilogy – Robert Anton Wilson</text:p>
        <text:p text:style-name="TODO">The Invisibles – Grant Morrison etc.</text:p>
        <text:p text:style-name="TODO"><text:soft-page-break/>Ghost Dog: Way of the Samurai – ??</text:p>
        <text:p text:style-name="TODO">??? Golem 100; Alfred Bester ???</text:p>
        <text:p text:style-name="TODO">Iron Council – China Miévil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Emphasis"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ction</dc:title>
    <dc:date>2011-02-17T21:58:29</dc:date>
    <meta:editing-duration>PT03H11M29S</meta:editing-duration>
    <meta:editing-cycles>40</meta:editing-cycles>
    <meta:generator>OpenOffice.org/3.2$Unix OpenOffice.org_project/320m18$Build-9502</meta:generator>
    <dc:creator>Hugh Greene</dc:creator>
    <meta:document-statistic meta:table-count="0" meta:image-count="1" meta:object-count="0" meta:page-count="2" meta:paragraph-count="44" meta:word-count="450" meta:character-count="273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